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4" style:family="table-row">
      <style:table-row-properties style:min-row-height="0.226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language="de" fo:country="DE" officeooo:rsid="00162b3c" officeooo:paragraph-rsid="00162b3c"/>
    </style:style>
    <style:style style:name="P2" style:family="paragraph" style:parent-style-name="Text_20_body">
      <style:text-properties fo:language="de" fo:country="DE" officeooo:paragraph-rsid="00162b3c"/>
    </style:style>
    <style:style style:name="P3" style:family="paragraph" style:parent-style-name="Standard">
      <style:text-properties fo:language="de" fo:country="DE" officeooo:rsid="00221a63" officeooo:paragraph-rsid="00221a63"/>
    </style:style>
    <style:style style:name="P4" style:family="paragraph" style:parent-style-name="Standard">
      <style:text-properties fo:language="de" fo:country="DE" officeooo:rsid="002e7a3a" officeooo:paragraph-rsid="002e7a3a"/>
    </style:style>
    <style:style style:name="P5" style:family="paragraph" style:parent-style-name="Text_20_body" style:list-style-name="L1">
      <style:text-properties officeooo:paragraph-rsid="00171761"/>
    </style:style>
    <style:style style:name="P6" style:family="paragraph" style:parent-style-name="Text_20_body">
      <style:text-properties fo:language="de" fo:country="DE"/>
    </style:style>
    <style:style style:name="P7" style:family="paragraph" style:parent-style-name="Text_20_body" style:list-style-name="L1">
      <style:text-properties fo:language="de" fo:country="DE" officeooo:rsid="00171761" officeooo:paragraph-rsid="00239adc"/>
    </style:style>
    <style:style style:name="P8" style:family="paragraph" style:parent-style-name="Text_20_body" style:list-style-name="L2">
      <style:text-properties fo:language="de" fo:country="DE" officeooo:rsid="00171761" officeooo:paragraph-rsid="00171761"/>
    </style:style>
    <style:style style:name="P9" style:family="paragraph" style:parent-style-name="Text_20_body" style:list-style-name="L5">
      <style:text-properties fo:language="de" fo:country="DE" officeooo:rsid="00171761" officeooo:paragraph-rsid="00171761"/>
    </style:style>
    <style:style style:name="P10" style:family="paragraph" style:parent-style-name="Text_20_body" style:list-style-name="L8">
      <style:text-properties fo:language="de" fo:country="DE" officeooo:rsid="00171761" officeooo:paragraph-rsid="00171761"/>
    </style:style>
    <style:style style:name="P11" style:family="paragraph" style:parent-style-name="Text_20_body" style:list-style-name="L13">
      <style:text-properties fo:language="de" fo:country="DE" officeooo:rsid="00171761" officeooo:paragraph-rsid="00239adc"/>
    </style:style>
    <style:style style:name="P12" style:family="paragraph" style:parent-style-name="Text_20_body" style:list-style-name="L14">
      <style:text-properties fo:language="de" fo:country="DE" officeooo:rsid="00171761" officeooo:paragraph-rsid="00239adc"/>
    </style:style>
    <style:style style:name="P13" style:family="paragraph" style:parent-style-name="Text_20_body" style:list-style-name="L15">
      <style:text-properties fo:language="de" fo:country="DE" officeooo:rsid="00171761" officeooo:paragraph-rsid="00239adc"/>
    </style:style>
    <style:style style:name="P14" style:family="paragraph" style:parent-style-name="Text_20_body" style:list-style-name="L16">
      <style:text-properties fo:language="de" fo:country="DE" officeooo:rsid="00171761" officeooo:paragraph-rsid="00239adc"/>
    </style:style>
    <style:style style:name="P15" style:family="paragraph" style:parent-style-name="Text_20_body">
      <style:text-properties fo:language="de" fo:country="DE" officeooo:rsid="00171761" officeooo:paragraph-rsid="00239adc"/>
    </style:style>
    <style:style style:name="P16" style:family="paragraph" style:parent-style-name="Text_20_body">
      <style:text-properties fo:language="de" fo:country="DE" officeooo:rsid="00171761" officeooo:paragraph-rsid="002d38e4"/>
    </style:style>
    <style:style style:name="P17" style:family="paragraph" style:parent-style-name="Text_20_body" style:list-style-name="L13">
      <style:text-properties fo:language="de" fo:country="DE" officeooo:rsid="0018b818" officeooo:paragraph-rsid="00239adc"/>
    </style:style>
    <style:style style:name="P18" style:family="paragraph" style:parent-style-name="Text_20_body" style:list-style-name="L15">
      <style:text-properties fo:language="de" fo:country="DE" officeooo:rsid="0018b818" officeooo:paragraph-rsid="00239adc"/>
    </style:style>
    <style:style style:name="P19" style:family="paragraph" style:parent-style-name="Text_20_body" style:list-style-name="L16">
      <style:text-properties fo:language="de" fo:country="DE" officeooo:rsid="0018b818" officeooo:paragraph-rsid="00239adc"/>
    </style:style>
    <style:style style:name="P20" style:family="paragraph" style:parent-style-name="Text_20_body" style:list-style-name="L2">
      <style:text-properties fo:language="de" fo:country="DE" officeooo:rsid="001a3070" officeooo:paragraph-rsid="001a3070"/>
    </style:style>
    <style:style style:name="P21" style:family="paragraph" style:parent-style-name="Text_20_body" style:list-style-name="L9">
      <style:text-properties fo:language="de" fo:country="DE" officeooo:rsid="001a3070" officeooo:paragraph-rsid="001a3070"/>
    </style:style>
    <style:style style:name="P22" style:family="paragraph" style:parent-style-name="Text_20_body" style:list-style-name="L10">
      <style:text-properties fo:language="de" fo:country="DE" officeooo:rsid="001a3070" officeooo:paragraph-rsid="001a3070"/>
    </style:style>
    <style:style style:name="P23" style:family="paragraph" style:parent-style-name="Text_20_body" style:list-style-name="L11">
      <style:text-properties fo:language="de" fo:country="DE" officeooo:rsid="001a3070" officeooo:paragraph-rsid="001a3070"/>
    </style:style>
    <style:style style:name="P24" style:family="paragraph" style:parent-style-name="Text_20_body" style:list-style-name="L13">
      <style:text-properties fo:language="de" fo:country="DE" officeooo:rsid="001a3070" officeooo:paragraph-rsid="00239adc"/>
    </style:style>
    <style:style style:name="P25" style:family="paragraph" style:parent-style-name="Text_20_body">
      <style:text-properties fo:language="de" fo:country="DE" officeooo:rsid="001a3070" officeooo:paragraph-rsid="001a3070"/>
    </style:style>
    <style:style style:name="P26" style:family="paragraph" style:parent-style-name="Text_20_body" style:list-style-name="L7">
      <style:text-properties fo:language="de" fo:country="DE" officeooo:rsid="00162b3c" officeooo:paragraph-rsid="001a7b0d"/>
    </style:style>
    <style:style style:name="P27" style:family="paragraph" style:parent-style-name="Text_20_body" style:list-style-name="L14">
      <style:text-properties fo:language="de" fo:country="DE" officeooo:rsid="00162b3c" officeooo:paragraph-rsid="00239adc"/>
    </style:style>
    <style:style style:name="P28" style:family="paragraph" style:parent-style-name="Text_20_body" style:list-style-name="L6">
      <style:text-properties fo:language="de" fo:country="DE" officeooo:rsid="001a7b0d" officeooo:paragraph-rsid="002d38e4"/>
    </style:style>
    <style:style style:name="P29" style:family="paragraph" style:parent-style-name="Text_20_body" style:list-style-name="L17">
      <style:text-properties fo:language="de" fo:country="DE" officeooo:rsid="001a7b0d" officeooo:paragraph-rsid="00239adc"/>
    </style:style>
    <style:style style:name="P30" style:family="paragraph" style:parent-style-name="Text_20_body" style:list-style-name="L18">
      <style:text-properties fo:language="de" fo:country="DE" officeooo:rsid="001a7b0d" officeooo:paragraph-rsid="00239adc"/>
    </style:style>
    <style:style style:name="P31" style:family="paragraph" style:parent-style-name="Text_20_body" style:list-style-name="L19">
      <style:text-properties fo:language="de" fo:country="DE" officeooo:rsid="001a7b0d" officeooo:paragraph-rsid="002d38e4"/>
    </style:style>
    <style:style style:name="P32" style:family="paragraph" style:parent-style-name="Text_20_body" style:list-style-name="L2">
      <style:text-properties fo:language="de" fo:country="DE" officeooo:rsid="00239adc" officeooo:paragraph-rsid="00239adc"/>
    </style:style>
    <style:style style:name="P33" style:family="paragraph" style:parent-style-name="Text_20_body" style:list-style-name="L13">
      <style:text-properties fo:language="de" fo:country="DE" officeooo:rsid="00239adc" officeooo:paragraph-rsid="00239adc"/>
    </style:style>
    <style:style style:name="P34" style:family="paragraph" style:parent-style-name="Text_20_body">
      <style:text-properties fo:language="de" fo:country="DE" officeooo:rsid="00239adc" officeooo:paragraph-rsid="00239adc"/>
    </style:style>
    <style:style style:name="P35" style:family="paragraph" style:parent-style-name="Text_20_body" style:list-style-name="L9">
      <style:text-properties fo:language="de" fo:country="DE" officeooo:rsid="00239adc" officeooo:paragraph-rsid="002d38e4"/>
    </style:style>
    <style:style style:name="P36" style:family="paragraph" style:parent-style-name="Text_20_body" style:list-style-name="L2">
      <style:text-properties fo:language="de" fo:country="DE" officeooo:rsid="00244061" officeooo:paragraph-rsid="00244061"/>
    </style:style>
    <style:style style:name="P37" style:family="paragraph" style:parent-style-name="Text_20_body" style:list-style-name="L5">
      <style:text-properties fo:language="de" fo:country="DE" officeooo:rsid="00244061" officeooo:paragraph-rsid="00244061"/>
    </style:style>
    <style:style style:name="P38" style:family="paragraph" style:parent-style-name="Text_20_body" style:list-style-name="L5">
      <style:text-properties fo:language="de" fo:country="DE" officeooo:rsid="0025128a" officeooo:paragraph-rsid="0025128a"/>
    </style:style>
    <style:style style:name="P39" style:family="paragraph" style:parent-style-name="Text_20_body" style:list-style-name="L18">
      <style:text-properties fo:language="de" fo:country="DE" officeooo:paragraph-rsid="00239adc"/>
    </style:style>
    <style:style style:name="P40" style:family="paragraph" style:parent-style-name="Text_20_body">
      <style:text-properties fo:language="de" fo:country="DE" officeooo:paragraph-rsid="00162b3c"/>
    </style:style>
    <style:style style:name="P41" style:family="paragraph" style:parent-style-name="Text_20_body">
      <style:text-properties fo:language="de" fo:country="DE" officeooo:rsid="002c27e1" officeooo:paragraph-rsid="00162b3c"/>
    </style:style>
    <style:style style:name="P42" style:family="paragraph" style:parent-style-name="Text_20_body">
      <style:text-properties fo:language="de" fo:country="DE" officeooo:rsid="002c27e1" officeooo:paragraph-rsid="002c27e1"/>
    </style:style>
    <style:style style:name="P43" style:family="paragraph" style:parent-style-name="Text_20_body">
      <style:text-properties fo:language="de" fo:country="DE" officeooo:paragraph-rsid="00239adc"/>
    </style:style>
    <style:style style:name="P44" style:family="paragraph" style:parent-style-name="Text_20_body">
      <style:text-properties fo:language="de" fo:country="DE" officeooo:paragraph-rsid="002c27e1"/>
    </style:style>
    <style:style style:name="P45" style:family="paragraph" style:parent-style-name="Text_20_body">
      <style:text-properties fo:language="de" fo:country="DE" officeooo:paragraph-rsid="002f6edf"/>
    </style:style>
    <style:style style:name="P46" style:family="paragraph" style:parent-style-name="Text_20_body" style:list-style-name="L3">
      <style:text-properties officeooo:paragraph-rsid="00171761"/>
    </style:style>
    <style:style style:name="P47" style:family="paragraph" style:parent-style-name="Text_20_body" style:list-style-name="L8">
      <style:text-properties officeooo:paragraph-rsid="00171761"/>
    </style:style>
    <style:style style:name="P48" style:family="paragraph" style:parent-style-name="Text_20_body" style:list-style-name="L12">
      <style:text-properties officeooo:rsid="00223b11" officeooo:paragraph-rsid="00223b11"/>
    </style:style>
    <style:style style:name="P49" style:family="paragraph" style:parent-style-name="Text_20_body">
      <style:text-properties officeooo:paragraph-rsid="00223b11"/>
    </style:style>
    <style:style style:name="P50" style:family="paragraph" style:parent-style-name="Text_20_body">
      <style:text-properties officeooo:rsid="002e27a0" officeooo:paragraph-rsid="002e27a0"/>
    </style:style>
    <style:style style:name="P51" style:family="paragraph" style:parent-style-name="Text_20_body">
      <style:text-properties officeooo:paragraph-rsid="002e27a0"/>
    </style:style>
    <style:style style:name="P52" style:family="paragraph" style:parent-style-name="Subtitle">
      <style:text-properties fo:language="de" fo:country="DE"/>
    </style:style>
    <style:style style:name="P53" style:family="paragraph" style:parent-style-name="Heading_20_1">
      <style:paragraph-properties fo:break-before="page"/>
      <style:text-properties fo:language="de" fo:country="DE" officeooo:rsid="00162b3c" officeooo:paragraph-rsid="00162b3c"/>
    </style:style>
    <style:style style:name="P54" style:family="paragraph" style:parent-style-name="Heading_20_1">
      <style:paragraph-properties fo:break-before="page"/>
      <style:text-properties fo:language="de" fo:country="DE" officeooo:paragraph-rsid="00162b3c"/>
    </style:style>
    <style:style style:name="P55" style:family="paragraph" style:parent-style-name="Heading_20_1">
      <style:paragraph-properties fo:break-before="page"/>
      <style:text-properties officeooo:rsid="00223b11" officeooo:paragraph-rsid="00223b11"/>
    </style:style>
    <style:style style:name="P56" style:family="paragraph" style:parent-style-name="Heading_20_1">
      <style:paragraph-properties fo:break-before="page"/>
      <style:text-properties officeooo:rsid="002e27a0" officeooo:paragraph-rsid="002e27a0"/>
    </style:style>
    <style:style style:name="P57" style:family="paragraph" style:parent-style-name="Heading_20_2">
      <style:text-properties fo:language="de" fo:country="DE" officeooo:rsid="00162b3c" officeooo:paragraph-rsid="00162b3c"/>
    </style:style>
    <style:style style:name="P58" style:family="paragraph" style:parent-style-name="Footer">
      <style:paragraph-properties fo:text-align="end" style:justify-single-word="false"/>
    </style:style>
    <style:style style:name="P59" style:family="paragraph" style:parent-style-name="Table_20_Contents">
      <style:text-properties officeooo:rsid="0025b6f6" officeooo:paragraph-rsid="002c27e1"/>
    </style:style>
    <style:style style:name="P60" style:family="paragraph" style:parent-style-name="Table_20_Contents">
      <style:text-properties officeooo:rsid="0027a216" officeooo:paragraph-rsid="002c27e1"/>
    </style:style>
    <style:style style:name="P61" style:family="paragraph" style:parent-style-name="Table_20_Contents">
      <style:text-properties officeooo:rsid="002b48ab" officeooo:paragraph-rsid="002c27e1"/>
    </style:style>
    <style:style style:name="P62" style:family="paragraph" style:parent-style-name="Table_20_Contents">
      <style:text-properties officeooo:rsid="002bdae0" officeooo:paragraph-rsid="002c27e1"/>
    </style:style>
    <style:style style:name="P63" style:family="paragraph" style:parent-style-name="Table_20_Contents">
      <style:text-properties officeooo:rsid="002e27a0" officeooo:paragraph-rsid="002e27a0"/>
    </style:style>
    <style:style style:name="P64" style:family="paragraph" style:parent-style-name="Table_20_Contents">
      <style:text-properties officeooo:rsid="002f6edf" officeooo:paragraph-rsid="002f6edf"/>
    </style:style>
    <style:style style:name="T1" style:family="text">
      <style:text-properties officeooo:rsid="00162b3c"/>
    </style:style>
    <style:style style:name="T2" style:family="text">
      <style:text-properties officeooo:rsid="00221a63"/>
    </style:style>
    <style:style style:name="T3" style:family="text">
      <style:text-properties officeooo:rsid="00223b11"/>
    </style:style>
    <style:style style:name="T4" style:family="text">
      <style:text-properties officeooo:rsid="00239adc"/>
    </style:style>
    <style:style style:name="T5" style:family="text">
      <style:text-properties officeooo:rsid="00244061"/>
    </style:style>
    <style:style style:name="T6" style:family="text">
      <style:text-properties officeooo:rsid="0025128a"/>
    </style:style>
    <style:style style:name="T7" style:family="text">
      <style:text-properties officeooo:rsid="001a7b0d"/>
    </style:style>
    <style:style style:name="T8" style:family="text">
      <style:text-properties officeooo:rsid="0027a216"/>
    </style:style>
    <style:style style:name="T9" style:family="text">
      <style:text-properties officeooo:rsid="002b48ab"/>
    </style:style>
    <style:style style:name="T10" style:family="text">
      <style:text-properties officeooo:rsid="002bdae0"/>
    </style:style>
    <style:style style:name="T11" style:family="text">
      <style:text-properties officeooo:rsid="002c27e1"/>
    </style:style>
    <style:style style:name="T12" style:family="text">
      <style:text-properties fo:language="de" fo:country="DE" officeooo:rsid="00239adc"/>
    </style:style>
    <style:style style:name="T13" style:family="text">
      <style:text-properties fo:language="de" fo:country="DE" officeooo:rsid="00171761"/>
    </style:style>
    <style:style style:name="T14" style:family="text">
      <style:text-properties fo:language="de" fo:country="DE" officeooo:rsid="00244061"/>
    </style:style>
    <style:style style:name="T15" style:family="text">
      <style:text-properties fo:language="de" fo:country="DE" officeooo:rsid="00162b3c"/>
    </style:style>
    <style:style style:name="T16" style:family="text">
      <style:text-properties officeooo:rsid="002f6e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ensteuerung der Hausautomatisierung</text:p>
      <text:p text:style-name="P52"/>
      <text:p text:style-name="P6"/>
      <text:p text:style-name="P6"/>
      <text:h text:style-name="P55" text:outline-level="1">Inhaltsverzeichnis</text:h>
      <text:p text:style-name="P49"/>
      <text:list xml:id="list1698715170" text:style-name="L12">
        <text:list-item>
          <text:p text:style-name="P48">Einleitung</text:p>
        </text:list-item>
        <text:list-item>
          <text:p text:style-name="P48">Anforderungen</text:p>
        </text:list-item>
        <text:list-item>
          <text:p text:style-name="P48">Arbeitsplan</text:p>
        </text:list-item>
        <text:list-item>
          <text:p text:style-name="P48">Lösungsansätze</text:p>
        </text:list-item>
      </text:list>
      <text:h text:style-name="P53" text:outline-level="1">Einleitung</text:h>
      <text:p text:style-name="P2"/>
      <text:p text:style-name="P45"><text:span text:style-name="T16">Im Rahmen dieser Fallstudie soll eine elektrische Eingabesystem gebaut und programmiert werden. Dieses</text:span> Interface <text:span text:style-name="T16">soll </text:span><text:s/><text:span text:style-name="T16">über </text:span>Gestenste<text:span text:style-name="T16">n</text:span> <text:span text:style-name="T2"><text:s/>ein Hausautomatisierungssystem anzusteuern. </text:span>Dabei wird mithilfe eines Armbandes die Bewegung des Armes an eine Auswerteinheit übertragen. Diese soll Muster erkennen und mit diesen die vorher festgelegten Funktion ansteuern. </text:p>
      <text:p text:style-name="P3">Dies bringt eine <text:span text:style-name="T3">E</text:span>rweiterung der herkömmlichen Eingabemethoden von Websites und Sprachsteuerung. </text:p>
      <text:p text:style-name="P4">Beispiel soll durch eine Drehung des Armes <text:s/>sich die Lautstärke der Musikanlage einstellbar sein. Gleichermaßen die Helligkeit der Beläuchtung über eine Auf- und Abwertsbewegung regelbar sein.</text:p>
      <text:p text:style-name="P4">Dieses System befasst sich nur mit der Auswertung der Daten. Über eine Schnittstelle <text:span text:style-name="T16">kann dann eine Ausautomatisierung die Befehle an die jeweiligen Aktoren weiterleiten.</text:span></text:p>
      <text:h text:style-name="P53" text:outline-level="1">Anforderung<text:span text:style-name="T3">en</text:span></text:h>
      <text:p text:style-name="P2"/>
      <text:h text:style-name="P57" text:outline-level="2">Funktionelle Eigenschaften:</text:h>
      <text:list xml:id="list1526488115" text:style-name="L1">
        <text:list-item>
          <text:p text:style-name="P5"><text:span text:style-name="T12">Das </text:span><text:span text:style-name="T13">Sensorarmband </text:span><text:span text:style-name="T12">soll:</text:span></text:p>
        </text:list-item>
      </text:list>
      <text:list xml:id="list3015929117" text:style-name="L2">
        <text:list-item>
          <text:p text:style-name="P36">Beschleunigungs- und Zustandsdaten über Wlan senden können</text:p>
        </text:list-item>
        <text:list-item>
          <text:p text:style-name="P32">3 achsige <text:s/>Bewegungen erkennen</text:p>
        </text:list-item>
        <text:list-item>
          <text:p text:style-name="P20">Fehle<text:span text:style-name="T4">r anzeigen können</text:span></text:p>
        </text:list-item>
        <text:list-item>
          <text:p text:style-name="P36">Funktionszustände anzeigen können</text:p>
        </text:list-item>
        <text:list-item>
          <text:p text:style-name="P32">tragbar sein</text:p>
        </text:list-item>
        <text:list-item>
          <text:p text:style-name="P32">ein und ausschaltbar sein</text:p>
        </text:list-item>
        <text:list-item>
          <text:p text:style-name="P32">verschiede<text:span text:style-name="T6">n</text:span> <text:span text:style-name="T6">Aktor der Hausautomatisierung auswählbar machen </text:span></text:p>
        </text:list-item>
      </text:list>
      <text:p text:style-name="P34"/>
      <text:list xml:id="list160659749050653" text:continue-numbering="true" text:style-name="L2">
        <text:list-header>
          <text:p text:style-name="P8"/>
        </text:list-header>
      </text:list>
      <text:list xml:id="list1846169345" text:style-name="L3">
        <text:list-item>
          <text:p text:style-name="P46"><text:span text:style-name="T14">Der </text:span><text:span text:style-name="T15">Auswerteserver </text:span><text:span text:style-name="T14">soll:</text:span></text:p>
        </text:list-item>
      </text:list>
      <text:list xml:id="list105888553" text:style-name="L5">
        <text:list-item>
          <text:p text:style-name="P37">die Daten des Armbandes über Wlan empfangen</text:p>
        </text:list-item>
        <text:list-item>
          <text:p text:style-name="P9"><text:span text:style-name="T5">diese </text:span>Daten nach <text:span text:style-name="T5">funktionellen?</text:span> Bewegung<text:span text:style-name="T6">mustern</text:span> <text:span text:style-name="T5">untersuchen</text:span></text:p>
        </text:list-item>
        <text:list-item>
          <text:p text:style-name="P38">den gewünschen Aktor der Hausautomatisierung mit dem Bewegungsmuster <text:s/></text:p>
        </text:list-item>
      </text:list>
      <text:list xml:id="list2750653816" text:style-name="L7">
        <text:list-header>
          <text:p text:style-name="P26"/>
        </text:list-header>
      </text:list>
      <text:p text:style-name="P2"/>
      <text:h text:style-name="P57" text:outline-level="2">Nichtfunktionelle Eigenschaften</text:h>
      <text:list xml:id="list3463797021" text:style-name="L8">
        <text:list-item>
          <text:p text:style-name="P47"><text:span text:style-name="T13">Sensorarmband</text:span></text:p>
        </text:list-item>
      </text:list>
      <text:list xml:id="list1408039568" text:style-name="L9">
        <text:list-item>
          <text:p text:style-name="P21">Fehlermeldung für fehlerhafte Sensorchipkommonikation</text:p>
        </text:list-item>
        <text:list-item>
          <text:p text:style-name="P21">WlanLoging Dialog für fehlerhaften Wlanlogin</text:p>
        </text:list-item>
        <text:list-item>
          <text:p text:style-name="P35">einen externen Akku besitzen</text:p>
        </text:list-item>
      </text:list>
      <text:list xml:id="list160659129251315" text:continue-list="list3463797021" text:style-name="L8">
        <text:list-header>
          <text:p text:style-name="P10"/>
        </text:list-header>
        <text:list-item>
          <text:p text:style-name="P10">Kommunikation</text:p>
        </text:list-item>
      </text:list>
      <text:list xml:id="list872559237" text:style-name="L10">
        <text:list-item>
          <text:p text:style-name="P22">Fehlermeldung bei Verbungdungsabbruch</text:p>
        </text:list-item>
        <text:list-item>
          <text:p text:style-name="P22"><text:soft-page-break/>Server wartet auf Neuverbingdung nach Kommuniktationsabbruch</text:p>
          <text:p text:style-name="P22"/>
        </text:list-item>
      </text:list>
      <text:list xml:id="list160658790032290" text:continue-list="list160659129251315" text:style-name="L8">
        <text:list-item>
          <text:p text:style-name="P10">Auswerteserver</text:p>
        </text:list-item>
      </text:list>
      <text:list xml:id="list1073386472" text:style-name="L11">
        <text:list-item>
          <text:p text:style-name="P23">Fehlermeldung bei fehlerhafter Datenstrucktur</text:p>
        </text:list-item>
      </text:list>
      <text:p text:style-name="P25"/>
      <text:p text:style-name="P16"/>
      <text:list xml:id="list728145072" text:style-name="L6">
        <text:list-item>
          <text:p text:style-name="P28">Sonstiges</text:p>
        </text:list-item>
      </text:list>
      <text:list xml:id="list579117360" text:style-name="L19">
        <text:list-item>
          <text:p text:style-name="P31">Dokumentationen auf <text:span text:style-name="T6">g</text:span>i<text:span text:style-name="T6">thub</text:span> <text:span text:style-name="T6">archivieren</text:span></text:p>
        </text:list-item>
      </text:list>
      <text:list xml:id="list160659151780827" text:continue-list="list1073386472" text:style-name="L11">
        <text:list-header>
          <text:p text:style-name="P23"/>
        </text:list-header>
      </text:list>
      <text:p text:style-name="P2"/>
      <text:p text:style-name="P41"/>
      <text:h text:style-name="P54" text:outline-level="1"><text:span text:style-name="T1">Arbeitsplan</text:span></text:h>
      <text:p text:style-name="P2"/>
      <text:list xml:id="list160658672743781" text:continue-list="list1526488115" text:style-name="L1">
        <text:list-item>
          <text:p text:style-name="P7">Sensorarmband</text:p>
        </text:list-item>
      </text:list>
      <text:list xml:id="list3003611876" text:style-name="L13">
        <text:list-item>
          <text:p text:style-name="P17">wlanfähiger Prozessor</text:p>
        </text:list-item>
        <text:list-item>
          <text:p text:style-name="P33">3-Achsiger Beschläunigungssensor</text:p>
        </text:list-item>
        <text:list-item>
          <text:p text:style-name="P24">Fehle<text:span text:style-name="T4">r können angezeigt </text:span></text:p>
        </text:list-item>
        <text:list-item>
          <text:p text:style-name="P33">Armband</text:p>
        </text:list-item>
        <text:list-item>
          <text:p text:style-name="P33">Einschaltbar</text:p>
        </text:list-item>
        <text:list-item>
          <text:p text:style-name="P33">verschiede Kanäle</text:p>
        </text:list-item>
        <text:list-item>
          <text:p text:style-name="P11">Wlan-Verbingung herstellen</text:p>
          <text:p text:style-name="P11"/>
        </text:list-item>
      </text:list>
      <text:list xml:id="list77875136" text:style-name="L14">
        <text:list-item>
          <text:p text:style-name="P12">Kommunikation</text:p>
        </text:list-item>
      </text:list>
      <text:list xml:id="list2596602947" text:style-name="L15">
        <text:list-item>
          <text:p text:style-name="P18">Wlan-Infrastrunktur(Wlanrouter)</text:p>
        </text:list-item>
        <text:list-item>
          <text:p text:style-name="P13">Client-ServerVerbungung herstellen</text:p>
        </text:list-item>
        <text:list-item>
          <text:p text:style-name="P13">Sensordaten übermitteln</text:p>
        </text:list-item>
      </text:list>
      <text:p text:style-name="P15"/>
      <text:list xml:id="list160659673345487" text:continue-list="list77875136" text:style-name="L14">
        <text:list-item>
          <text:p text:style-name="P27">Auswerteserver</text:p>
        </text:list-item>
      </text:list>
      <text:list xml:id="list3636378373" text:style-name="L16">
        <text:list-item>
          <text:p text:style-name="P19">wlanfähiger Server/Computer</text:p>
        </text:list-item>
        <text:list-item>
          <text:p text:style-name="P14">Wlan-Verbungung herstellen</text:p>
        </text:list-item>
        <text:list-item>
          <text:p text:style-name="P14"><text:span text:style-name="T1">S</text:span>ensordaten entpacken</text:p>
        </text:list-item>
        <text:list-item>
          <text:p text:style-name="P14">Daten nach linearer Bewegung interpretieren</text:p>
        </text:list-item>
        <text:list-item>
          <text:p text:style-name="P14">interpretationen Ausgeben/Weiterleiten/Bekanntgeben</text:p>
        </text:list-item>
      </text:list>
      <text:p text:style-name="P15"/>
      <text:list xml:id="list214174027" text:style-name="L17">
        <text:list-item>
          <text:p text:style-name="P29">Sonstiges</text:p>
        </text:list-item>
      </text:list>
      <text:list xml:id="list1777456397" text:style-name="L18">
        <text:list-item>
          <text:p text:style-name="P30">Git-Repository erstellen</text:p>
        </text:list-item>
        <text:list-item>
          <text:p text:style-name="P39"><text:span text:style-name="T7">Dokumentationen auf Git hochladen</text:span></text:p>
        </text:list-item>
      </text:list>
      <text:p text:style-name="P43"/>
      <text:p text:style-name="P43"/>
      <text:p text:style-name="P43"><text:soft-page-break/></text:p>
      <text:p text:style-name="P4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9">Was</text:p>
          </table:table-cell>
        </table:table-row>
        <table:table-row table:style-name="Table1.1">
          <table:table-cell table:style-name="Table1.A2" office:value-type="string">
            <text:p text:style-name="P60">Armband:</text:p>
          </table:table-cell>
        </table:table-row>
        <table:table-row>
          <table:table-cell table:style-name="Table1.A2" office:value-type="string">
            <text:p text:style-name="P59">Hardware Kompotenten auswählen</text:p>
          </table:table-cell>
        </table:table-row>
        <table:table-row>
          <table:table-cell table:style-name="Table1.A2" office:value-type="string">
            <text:p text:style-name="P59">Armband zeichen</text:p>
          </table:table-cell>
        </table:table-row>
        <table:table-row>
          <table:table-cell table:style-name="Table1.A2" office:value-type="string">
            <text:p text:style-name="P59">Armband 3D-Drucken</text:p>
          </table:table-cell>
        </table:table-row>
        <table:table-row>
          <table:table-cell table:style-name="Table1.A2" office:value-type="string">
            <text:p text:style-name="P59">Armband mit Komponenten zusammenfügen</text:p>
          </table:table-cell>
        </table:table-row>
        <table:table-row>
          <table:table-cell table:style-name="Table1.A2" office:value-type="string">
            <text:p text:style-name="P59">Beschläunigungsdaten <text:span text:style-name="T8">und Bedieneletemte</text:span> im MC lesen</text:p>
          </table:table-cell>
        </table:table-row>
        <table:table-row>
          <table:table-cell table:style-name="Table1.A2" office:value-type="string">
            <text:p text:style-name="P62">Bei Fehlern der Sensorkommunikation Warnung ausgeben</text:p>
          </table:table-cell>
        </table:table-row>
        <table:table-row>
          <table:table-cell table:style-name="Table1.A2" office:value-type="string">
            <text:p text:style-name="P60">MC mit WLAN-Netzwerk verbinden</text:p>
          </table:table-cell>
        </table:table-row>
        <table:table-row>
          <table:table-cell table:style-name="Table1.A2" office:value-type="string">
            <text:p text:style-name="P62">Fehlermeldung für <text:span text:style-name="T11">Wlan-Verbindungsfehler ausgeben</text:span></text:p>
          </table:table-cell>
        </table:table-row>
        <table:table-row>
          <table:table-cell table:style-name="Table1.A2" office:value-type="string">
            <text:p text:style-name="P59">Beschläunigungsdaten und Bedienzustände zusammenpacken</text:p>
          </table:table-cell>
        </table:table-row>
        <table:table-row>
          <table:table-cell table:style-name="Table1.A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60">Server(PC)</text:p>
          </table:table-cell>
        </table:table-row>
        <table:table-row>
          <table:table-cell table:style-name="Table1.A2" office:value-type="string">
            <text:p text:style-name="P60">Mit WLAN verbinden</text:p>
          </table:table-cell>
        </table:table-row>
        <table:table-row>
          <table:table-cell table:style-name="Table1.A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60">MC mit Port des Servers verbinden</text:p>
          </table:table-cell>
        </table:table-row>
        <table:table-row>
          <table:table-cell table:style-name="Table1.A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59">Beschläunigungsdaten und Bedienzustände <text:span text:style-name="T9">entp</text:span>acken</text:p>
          </table:table-cell>
        </table:table-row>
        <table:table-row>
          <table:table-cell table:style-name="Table1.A2" office:value-type="string">
            <text:p text:style-name="P61">Bewegunsmuster aufnehmen</text:p>
          </table:table-cell>
        </table:table-row>
        <table:table-row>
          <table:table-cell table:style-name="Table1.A2" office:value-type="string">
            <text:p text:style-name="P61">Bewegunsmuster Funktionen zuordnen</text:p>
          </table:table-cell>
        </table:table-row>
        <table:table-row>
          <table:table-cell table:style-name="Table1.A2" office:value-type="string">
            <text:p text:style-name="P61">Bewegunsmuster <text:span text:style-name="T10">durch Server erkennen</text:span></text:p>
          </table:table-cell>
        </table:table-row>
        <table:table-row>
          <table:table-cell table:style-name="Table1.A2" office:value-type="string">
            <text:p text:style-name="P62">intensität/auslenkung der Bewegunsmuster durch Server auswerten </text:p>
          </table:table-cell>
        </table:table-row>
        <table:table-row table:style-name="Table1.24">
          <table:table-cell table:style-name="Table1.A2" office:value-type="string">
            <text:p text:style-name="P62">intensität/auslenkung für jeweiligen Aktor auf der Kommandozeile ausgeben</text:p>
          </table:table-cell>
        </table:table-row>
      </table:table>
      <text:p text:style-name="P44"/>
      <text:p text:style-name="P42">Meilensteine:</text:p>
      <text:p text:style-name="P42">Elektrischen Komponenten verschaltet</text:p>
      <text:p text:style-name="P42">Wlankommunikation funktioniert</text:p>
      <text:p text:style-name="P42">Bewegunsmuster aufnehmen</text:p>
      <text:p text:style-name="P42">Armband zusammengebaut</text:p>
      <text:p text:style-name="P42"><text:soft-page-break/>auf Kommandozeile wird die Funktion passend zum Bewegungsmuster vom Armband ausgegeben.</text:p>
      <text:p text:style-name="P42"/>
      <text:p text:style-name="P42"/>
      <text:h text:style-name="P56" text:outline-level="1">Glossar</text:h>
      <text:p text:style-name="P5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3">Begriff/ Abkürzung</text:p>
          </table:table-cell>
          <table:table-cell table:style-name="Table2.B1" office:value-type="string">
            <text:p text:style-name="P63">Bedeutung</text:p>
          </table:table-cell>
        </table:table-row>
        <table:table-row>
          <table:table-cell table:style-name="Table2.A2" office:value-type="string">
            <text:p text:style-name="P63">MC</text:p>
          </table:table-cell>
          <table:table-cell table:style-name="Table2.B2" office:value-type="string">
            <text:p text:style-name="P63">Mikrocontroller</text:p>
          </table:table-cell>
        </table:table-row>
        <table:table-row>
          <table:table-cell table:style-name="Table2.A2" office:value-type="string">
            <text:p text:style-name="P63">Beschläunigunsdaten</text:p>
          </table:table-cell>
          <table:table-cell table:style-name="Table2.B2" office:value-type="string">
            <text:p text:style-name="P63">Messwerte der Armbandbewegung</text:p>
          </table:table-cell>
        </table:table-row>
        <table:table-row>
          <table:table-cell table:style-name="Table2.A2" office:value-type="string">
            <text:p text:style-name="P63">Interface</text:p>
          </table:table-cell>
          <table:table-cell table:style-name="Table2.B2" office:value-type="string">
            <text:p text:style-name="P63">Benutzeroberfläche</text:p>
          </table:table-cell>
        </table:table-row>
        <table:table-row>
          <table:table-cell table:style-name="Table2.A2" office:value-type="string">
            <text:p text:style-name="P64">Aktor</text:p>
          </table:table-cell>
          <table:table-cell table:style-name="Table2.B2" office:value-type="string">
            <text:p text:style-name="P64">Ausführende Komponente </text:p>
          </table:table-cell>
        </table:table-row>
      </table:table>
      <text:p text:style-name="P50"/>
      <text:h text:style-name="P53" text:outline-level="1">Lösungsansätze</text:h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3:31:42.585290872</meta:creation-date>
    <dc:date>2019-04-18T16:06:57.575030072</dc:date>
    <meta:editing-duration>PT22M52S</meta:editing-duration>
    <meta:editing-cycles>5</meta:editing-cycles>
    <meta:generator>LibreOffice/6.2.2.2$Linux_X86_64 LibreOffice_project/20$Build-2</meta:generator>
    <meta:document-statistic meta:table-count="2" meta:image-count="0" meta:object-count="0" meta:page-count="10" meta:paragraph-count="99" meta:word-count="413" meta:character-count="3486" meta:non-whitespace-character-count="3208"/>
  </office:meta>
</office:document-meta>
</file>